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2023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648" calcext:value-type="float">
            <text:p>25.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202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201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2018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2016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2016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201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201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201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201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201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2009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200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2007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272" calcext:value-type="float">
            <text:p>25.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200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032" calcext:value-type="float">
            <text:p>25.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2005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516410</text:p>
          </table:table-cell>
          <table:table-cell office:value-type="string" calcext:value-type="string">
            <text:p>200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